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1.32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>
            <text:p>Arduino number</text:p>
          </table:table-cell>
          <table:table-cell table:style-name="ce1" office:value-type="string">
            <text:p>Teensy name</text:p>
          </table:table-cell>
          <table:table-cell table:style-name="ce1" office:value-type="string">
            <text:p>M4 number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, Touch, RX1</text:p>
          </table:table-cell>
          <table:table-cell office:value-type="string">
            <text:p>39, PTB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, Touch, TX1</text:p>
          </table:table-cell>
          <table:table-cell office:value-type="string">
            <text:p>40, PTB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2,</text:p>
          </table:table-cell>
          <table:table-cell office:value-type="string">
            <text:p>57, PTD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3, PWM, TX</text:p>
          </table:table-cell>
          <table:table-cell office:value-type="string">
            <text:p>28, PTA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4, PWM, RX</text:p>
          </table:table-cell>
          <table:table-cell office:value-type="string">
            <text:p>29, PTA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4, PWM, TX1</text:p>
          </table:table-cell>
          <table:table-cell office:value-type="string">
            <text:p>64, PTD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6, PWM</text:p>
          </table:table-cell>
          <table:table-cell office:value-type="string">
            <text:p>61, PTD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7, DOUT, RX3</text:p>
          </table:table-cell>
          <table:table-cell office:value-type="string">
            <text:p>59, PTD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8, DIN, TX3</text:p>
          </table:table-cell>
          <table:table-cell office:value-type="string">
            <text:p>60, PTD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9, PWM, CS, RX2</text:p>
          </table:table-cell>
          <table:table-cell office:value-type="string">
            <text:p>46, PTC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0, PWM, CS, TX2</text:p>
          </table:table-cell>
          <table:table-cell office:value-type="string">
            <text:p>59, PTC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1, DOUT</text:p>
          </table:table-cell>
          <table:table-cell office:value-type="string">
            <text:p>51, PTC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2, DIN</text:p>
          </table:table-cell>
          <table:table-cell office:value-type="string">
            <text:p>52, PTC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3, SCK, LED</text:p>
          </table:table-cell>
          <table:table-cell office:value-type="string">
            <text:p>50, PTC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4, SCK, A0</text:p>
          </table:table-cell>
          <table:table-cell office:value-type="string">
            <text:p>58, PTD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5, TOUCH, CS, A1</text:p>
          </table:table-cell>
          <table:table-cell office:value-type="string">
            <text:p>43, PTC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6, TOUCH, SCL0, A2</text:p>
          </table:table-cell>
          <table:table-cell office:value-type="string">
            <text:p>35, PTB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7, TOUCH, SDA0, A3</text:p>
          </table:table-cell>
          <table:table-cell office:value-type="string">
            <text:p>36, PTB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8, TOUCH, SDA0, A4</text:p>
          </table:table-cell>
          <table:table-cell office:value-type="string">
            <text:p>38, PTB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9, TOUCH, SCL0, A5</text:p>
          </table:table-cell>
          <table:table-cell office:value-type="string">
            <text:p>37, PTB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0, PWM, CS, A6</text:p>
          </table:table-cell>
          <table:table-cell office:value-type="string">
            <text:p>62, PTD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21, PWM, RX1, A7</text:p>
          </table:table-cell>
          <table:table-cell office:value-type="string">
            <text:p>63, PTD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22, PWM, TOUCH, A8</text:p>
          </table:table-cell>
          <table:table-cell office:value-type="string">
            <text:p>44, PTC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23, PWM, TOUCH, A9</text:p>
          </table:table-cell>
          <table:table-cell office:value-type="string">
            <text:p>45, PTC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24,</text:p>
          </table:table-cell>
          <table:table-cell office:value-type="string">
            <text:p>27, PTA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25, PWM, TOUCH</text:p>
          </table:table-cell>
          <table:table-cell office:value-type="string">
            <text:p>42, PTB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26, RX2, A15</text:p>
          </table:table-cell>
          <table:table-cell office:value-type="string">
            <text:p>2, PTE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27, A16</text:p>
          </table:table-cell>
          <table:table-cell office:value-type="string">
            <text:p>54, PTC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28, A17</text:p>
          </table:table-cell>
          <table:table-cell office:value-type="string">
            <text:p>53, PTC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29, SCL1, A18</text:p>
          </table:table-cell>
          <table:table-cell office:value-type="string">
            <text:p>55, PTC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30, SDA1, A19</text:p>
          </table:table-cell>
          <table:table-cell office:value-type="string">
            <text:p>56, PTC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31, TX2, A20</text:p>
          </table:table-cell>
          <table:table-cell office:value-type="string">
            <text:p>1, PTE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32, PWM, TOUCH</text:p>
          </table:table-cell>
          <table:table-cell office:value-type="string">
            <text:p>41, PTB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33, TOUCH</text:p>
          </table:table-cell>
          <table:table-cell office:value-type="string">
            <text:p>26, PTA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A14, DAC</text:p>
          </table:table-cell>
          <table:table-cell office:value-type="string">
            <text:p>18, DAC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A10</text:p>
          </table:table-cell>
          <table:table-cell office:value-type="string">
            <text:p>9, ADC0_DP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A11</text:p>
          </table:table-cell>
          <table:table-cell office:value-type="string">
            <text:p>10, ADC0_DM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A12</text:p>
          </table:table-cell>
          <table:table-cell office:value-type="string">
            <text:p>11, ADC0_DP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A13</text:p>
          </table:table-cell>
          <table:table-cell office:value-type="string">
            <text:p>12, ADC0_DM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>
            <text:p>8, VREG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7,VOUT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3, VD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30, VD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48, VD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3, VD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REF</text:p>
          </table:table-cell>
          <table:table-cell office:value-type="string">
            <text:p>14, VREF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7, VREF_O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5 VREF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6, VSS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6, USB0_D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5, USB0_D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32, PTA1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33, PTA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9, XTAL3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20, XTAL3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21, VB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25, PTA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22, PTA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24, PTA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23, PTA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34, RESET_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4, V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31, V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37, VSS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1/19/2016</text:date>, <text:time>18:0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6H37M28S</meta:editing-duration>
    <meta:editing-cycles>4</meta:editing-cycles>
    <meta:generator>OpenOffice.org/3.3$Win32 OpenOffice.org_project/330m20$Build-9567</meta:generator>
    <dc:date>2016-01-19T18:03:52.35</dc:date>
    <dc:creator>Marshall Taylor</dc:creator>
    <meta:printed-by>Marshall Taylor</meta:printed-by>
    <meta:print-date>2016-01-19T11:49:57.21</meta:print-date>
    <meta:document-statistic meta:table-count="3" meta:cell-count="158" meta:object-count="0"/>
    <meta:user-defined meta:name="Info 1"/>
    <meta:user-defined meta:name="Info 2"/>
    <meta:user-defined meta:name="Info 3"/>
    <meta:user-defined meta:name="Info 4"/>
  </office:meta>
</office:document-meta>
</file>